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Marginalia">
      <style:text-properties fo:font-style="italic" style:font-style-asian="italic" style:font-style-complex="italic"/>
    </style:style>
    <style:style style:name="P13" style:family="paragraph" style:parent-style-name="Standard" style:list-style-name="List_20_1"/>
    <style:style style:name="P14" style:family="paragraph" style:parent-style-name="Text_20_body" style:list-style-name="L1"/>
    <style:style style:name="P15" style:family="paragraph" style:parent-style-name="Text_20_body" style:list-style-name="L2"/>
    <style:style style:name="P16" style:family="paragraph" style:parent-style-name="List_20_Paragraph" style:list-style-name="WWNum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tyle="normal" fo:background-color="#ffff00" style:font-style-asian="normal" style:font-style-complex="normal"/>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81" text:date-value="2016-11-25T21:51:47">25. November 2016</text:date> Versione 0.1 Revisione <text:editing-cycles>59</text:editing-cycles></text:p>
      <text:p text:style-name="Standard"/>
      <text:p text:style-name="Standard"/>
      <text:h text:style-name="Heading_20_1" text:outline-level="1">Definizioni</text:h>
      <text:p text:style-name="Text_20_body">L'API si basa sulle sequenti definizioni di componenti:</text:p>
      <text:list xml:id="list340012007" text:style-name="List_20_1">
        <text:list-item>
          <text:p text:style-name="P13">Device</text:p>
        </text:list-item>
        <text:list-item>
          <text:p text:style-name="P13">Modulo</text:p>
        </text:list-item>
        <text:list-item>
          <text:p text:style-name="P13">WiredPI</text:p>
        </text:list-item>
        <text:list-item>
          <text:p text:style-name="P13">Sensore</text:p>
        </text:list-item>
        <text:list-item>
          <text:p text:style-name="P1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4">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4">interruttore</text:span> e <text:span text:style-name="T4">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5">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5">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o PUSH) che non abbia un patch number ma appartenga ad un gruppo è detto “<text:span text:style-name="T2">interruttore del gruppo</text:span>” in quanto sarà responsabile del cambio di stato per gli appartententi al gruppo. Per semplicità si definiscono appositi tipi GSWITCH e GPUS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el sistema di riferimento</text:h>
      <text:p text:style-name="Standard">Elementi strutturali del sistema.</text:p>
      <text:p text:style-name="Standard">L'adozione della <text:span text:style-name="T3">domopi API</text:span> implica la necessaria configurazione di questa nel momento dell'installazione/distribuzione software, in modo da rispettare le definizioni presenti in questo documento.</text:p>
      <text:p text:style-name="Standard">La configurazione consiste (al momento) nel definire percorsi di base per libreria e per i files di configurazione.</text:p>
      <text:p text:style-name="Standard"/>
      <text:h text:style-name="Heading_20_2" text:outline-level="2">STRUTTURA CARTELLE E FILE</text:h>
      <text:p text:style-name="Standard">In conformità con lo standard FHS si può installare il tutto a partire dalla radice /usr/local/</text:p>
      <text:p text:style-name="Standard"/>
      <text:p text:style-name="Standard">/usr/local/bin/</text:p>
      <text:list xml:id="list1133509872" text:style-name="WWNum1">
        <text:list-item>
          <text:p text:style-name="P16">Implementazione ENGINE</text:p>
        </text:list-item>
        <text:list-item>
          <text:p text:style-name="P16">Programmi accessori</text:p>
        </text:list-item>
      </text:list>
      <text:p text:style-name="Standard">/usr/local/etc/domopi/</text:p>
      <text:list xml:id="list438496866" text:continue-numbering="true" text:style-name="WWNum1">
        <text:list-item>
          <text:p text:style-name="P16">global.cfg </text:p>
        </text:list-item>
        <text:list-item>
          <text:p text:style-name="P16">ident.cfg</text:p>
        </text:list-item>
        <text:list-item>
          <text:p text:style-name="P16">master.cfg</text:p>
        </text:list-item>
        <text:list-item>
          <text:p text:style-name="P16">modules-$UUID.cfg (generato a partire da un modello)</text:p>
        </text:list-item>
      </text:list>
      <text:p text:style-name="Standard"/>
      <text:p text:style-name="Standard">/usr/local/lib/domopi/</text:p>
      <text:list xml:id="list375832943" text:continue-numbering="true" text:style-name="WWNum1">
        <text:list-item>
          <text:p text:style-name="P16">domopi.functions</text:p>
        </text:list-item>
        <text:list-item>
          <text:p text:style-name="P16">domopi.d/  eventuali estensioni alla API</text:p>
        </text:list-item>
        <text:list-item>
          <text:p text:style-name="P16">master/  eventuali specificità </text:p>
        </text:list-item>
        <text:list-item>
          <text:p text:style-name="P16">slave/      eventuali specificità </text:p>
        </text:list-item>
      </text:list>
      <text:p text:style-name="Standard"/>
      <text:p text:style-name="Standard">/usr/local/share/domopi/</text:p>
      <text:list xml:id="list1204077494" text:continue-numbering="true" text:style-name="WWNum1">
        <text:list-item>
          <text:p text:style-name="P16">Documenti</text:p>
        </text:list-item>
        <text:list-item>
          <text:p text:style-name="P16">Modelli (module.cfg)</text:p>
        </text:list-item>
        <text:list-item>
          <text:p text:style-name="P16">Esempi configurazioni</text:p>
        </text:list-item>
      </text:list>
      <text:p text:style-name="Standard"/>
      <text:p text:style-name="Standard">Tutto può risiedere in un filesystem fisicamente distinto dal sistema principale. Una eventuale riscrittura dei percorsi di sistema non interferisce con i file del progetto e viceversa.</text:p>
      <text:p text:style-name="Standard"/>
      <text:h text:style-name="Heading_20_3" text:outline-level="3"><text:soft-page-break/>Identificatore univoco DEVICE</text:h>
      <text:list xml:id="list131107403" text:continue-numbering="true" text:style-name="WWNum1">
        <text:list-item>
          <text:p text:style-name="P16">ident.cfg : File contenente identità dello specifico device che lo detiene sul suo filesystem</text:p>
          <text:list>
            <text:list-item>
              <text:p text:style-name="P16">Nome :UUID</text:p>
              <text:list>
                <text:list-item>
                  <text:p text:style-name="P16">(es.: Giardino|4457-4544-6642 )</text:p>
                </text:list-item>
              </text:list>
            </text:list-item>
          </text:list>
        </text:list-item>
        <text:list-item>
          <text:p text:style-name="P16">Metodi: domopi_init, domopi_ident</text:p>
        </text:list-item>
      </text:list>
      <text:h text:style-name="Heading_20_3" text:outline-level="3">Descrittore struttura distribuita</text:h>
      <text:list xml:id="list1819121716" text:continue-numbering="true" text:style-name="WWNum1">
        <text:list-item>
          <text:p text:style-name="P16">master.cfg: presente solo sul master, detiene copia delle informazioni di tutti gli ident.cfg nella struttura e indirizzi IP e chiavi di sicurezza</text:p>
          <text:list>
            <text:list-item>
              <text:p text:style-name="P16">Nome:UUID:address:public-key</text:p>
            </text:list-item>
          </text:list>
        </text:list-item>
        <text:list-item>
          <text:p text:style-name="P16">Descrittore dispositivo</text:p>
        </text:list-item>
        <text:list-item>
          <text:p text:style-name="P16">module.cfg: versione locale al dispositivo</text:p>
        </text:list-item>
        <text:list-item>
          <text:p text:style-name="P16">module-$UUID.cfg: versione distribuibile, ossia posta sul master</text:p>
        </text:list-item>
        <text:list-item>
          <text:p text:style-name="P16">/usr/local/share/domopi/templates/module-4porte.cfg, ecc</text:p>
          <text:list>
            <text:list-item>
              <text:p text:style-name="P16">E altri simili come fonte per generare module.cfg di ogni dispositivo in fase di assemblaggio (non parliamo di installazione o configurazione)</text:p>
            </text:list-item>
          </text:list>
        </text:list-item>
      </text:list>
      <text:h text:style-name="Heading_20_3" text:outline-level="3">Descrittore sensori locali</text:h>
      <text:list xml:id="list151843525" text:continue-numbering="true" text:style-name="WWNum1">
        <text:list-item>
          <text:p text:style-name="P16">global.cfg : Raggruppamento logico-funzionale delle componenti</text:p>
        </text:list-item>
        <text:list-item>
          <text:p text:style-name="P16">contenente per ogni riga:</text:p>
          <text:list>
            <text:list-item>
              <text:p text:style-name="P16">ID_Gruppo | Nome gruppo univoco | Tipo | Modo| Timer |Descrizione</text:p>
              <text:list>
                <text:list-item>
                  <text:p text:style-name="P16">-ove Tipo: LIGHT|NOLIGHT|SWITCH|ALARM|OTHER|PULSE</text:p>
                  <text:list>
                    <text:list-item>
                      <text:p text:style-name="P16">LIGHT : ovvio (out)</text:p>
                    </text:list-item>
                    <text:list-item>
                      <text:p text:style-name="P16">NOLIGHT : un po’ meno. Diciamo che potrebbe essere un oggetto che si possa accendere ciclicamente per pochi secondi, o avere altre caratteristiche simili. (out)</text:p>
                    </text:list-item>
                    <text:list-item>
                      <text:p text:style-name="P16">SWITCH : interruttore semplice (input)</text:p>
                    </text:list-item>
                    <text:list-item>
                      <text:p text:style-name="P16">PULSE : pulsante (input)</text:p>
                    </text:list-item>
                    <text:list-item>
                      <text:p text:style-name="P16">ALARM : diciamo che è un elemento su cui va posta alta sensibilità (in/out)</text:p>
                    </text:list-item>
                    <text:list-item>
                      <text:p text:style-name="P16">OTHER : boh!</text:p>
                    </text:list-item>
                    <text:list-item>
                      <text:p text:style-name="P16">VSWITCH: interruttore virtuale (input) non associato ad un wiredPI e pertanto non soggetto a polling per leggere lo stato fisico. Il suo cambio di stato è attuato programmaticamente da evento diverso da stati delle board (es. interfaccia a sistemi di comunicazione)</text:p>
                    </text:list-item>
                  </text:list>
                </text:list-item>
                <text:list-item>
                  <text:p text:style-name="P16">Modo : SINGLE &lt;numero&gt; | STANDARD</text:p>
                  <text:list>
                    <text:list-item>
                      <text:p text:style-name="P16">SINGLE se non può essere attivo insieme ad un altro gruppo ??? e &lt;numero&gt; è l’ordine di sequenza (ovvero il numero all'inserimento degli elementi SINGLE già definiti, che è uguale); STANDARD non ha vincoli di accensione.</text:p>
                    </text:list-item>
                  </text:list>
                </text:list-item>
                <text:list-item>
                  <text:p text:style-name="P16">Timer : se diverso da 0 indica il tempo di accensione (in MINUTI o forse meglio SECONDI) del gruppo.</text:p>
                </text:list-item>
              </text:list>
            </text:list-item>
          </text:list>
        </text:list-item>
      </text:list>
      <text:h text:style-name="Heading_20_1" text:outline-level="1">Struttura dati configurazione e CRUD</text:h>
      <text:p text:style-name="Standard">I file di configurazione sono di tipo tabellare con delimitatore di campo due punti (:) e delimitatore di riga ritorno carrello (\n).</text:p>
      <text:p text:style-name="Standard"><text:soft-page-break/>Sono ammessi commenti intera riga (introdotti da carattere #).</text:p>
      <text:p text:style-name="Standard"/>
      <text:p text:style-name="Standard">I files di configurazione sono gestiti grazie alla presenza al loro interno di una dichiarazione di struttura (schema) impostata dalla libreria al momento della creazione del file in un commento.</text:p>
      <text:p text:style-name="Standard">Le prime dire righe nella strutturadel file sono commenti gestiti dalla libreria: non modificarli manualmente.</text:p>
      <text:p text:style-name="Standard"/>
      <text:p text:style-name="Standard">Attualmente la libreria conosce solo il seguente schema:</text:p>
      <text:p text:style-name="Standard"/>
      <text:p text:style-name="Standard">DOMOPI_FILE_SCHEMA['global']='# groupID:moduleID:sensorID:wiredPI:type:mode:maxExecutionTime:order:defaultState:currentState:descriptionU:alias:groups'</text:p>
      <text:p text:style-name="Standard"/>
      <text:p text:style-name="Standard">utilizzato nel file di configurazione global.cfg per la definizione della maggiorparte degli oggetti necessari al progetto.</text:p>
      <text:p text:style-name="Standard"/>
      <text:p text:style-name="Standard">La libreria agisce solo in ragione dello schema presente nel file, quindi</text:p>
      <text:p text:style-name="Standard">eventuali cambiamenti nello schema non necessitano della manipolazione della</text:p>
      <text:p text:style-name="Standard">libreria se non nella procedura di creazione del file (ovvero portare la nuova definizione dello schema). Quindi la libreria è sempre retro-compatibile nelle funzioni di gestione del file.</text:p>
      <text:p text:style-name="Standard">Ovviamente potrebbero non esserlo le funzioni evolute.</text:p>
      <text:p text:style-name="Standard"/>
      <text:p text:style-name="Standard">Le funzioni primitive di accesso ai file di configurazione implementano una interfaccia CRUD (<text:span text:style-name="T4">Create Read Update Delete</text:span>).</text:p>
      <text:p text:style-name="Standard"/>
      <text:p text:style-name="Standard">I parametri delle funzioni hanno le seguenti convenzioni:</text:p>
      <text:p text:style-name="Standard">- coppie nome:valore indicano attributo e valore da impostare (create/update)</text:p>
      <text:p text:style-name="Standard">- coppie nome=valore indicano attributo da cercare (update/read/delete)</text:p>
      <text:p text:style-name="Standard">- valore può essere una lista separata da pipe (|) (clausola IN: può essere presente una sola volta)</text:p>
      <text:p text:style-name="Standard">- nome indica attributo da visualizzare (read)</text:p>
      <text:p text:style-name="Standard"/>
      <text:p text:style-name="Standard">La API assume di lavorare localmente basandosi su ident.conf , oppure su device remoto se le funzioni vengono attivate con opzione -d (UUID). Questo ultimo caso presuppone che localmente la API può accedere ad un file module-$UUID.cfg.</text:p>
      <text:h text:style-name="Heading_20_1" text:outline-level="1">API</text:h>
      <text:p text:style-name="Standard">La API è intesa per realizzare i seguenti obiettivi.</text:p>
      <text:p text:style-name="Standard">1. Offrire un unico insieme di funzioni per la manipolazione di files di configurazione generici. [PARTE PRIVATA]</text:p>
      <text:p text:style-name="Standard">2. Implementare specifiche operazioni su oggetti utili al progetto DOMOPI appoggiandosi a file di configurazione predefiniti [PARTE PUBBLICA]</text:p>
      <text:h text:style-name="Heading_20_2" text:outline-level="2">Le callback</text:h>
      <text:p text:style-name="Text_20_body">Per rendere il codice non dipendente dall'implementazione di interfaccia fisica/software utilizzata, si adottano delle callback per eseguire il codice specifico. Le callback sono codice che deve essere definito dallo sviluppatore e portato all'API per nome. Ciascuna callback può avere un prototipo di chiamata e informazioni fornite (attraverso diversi canali) diverse.</text:p>
      <text:h text:style-name="Heading_20_2" text:outline-level="2"><text:soft-page-break/>domopi_create() </text:h>
      <text:h text:style-name="Heading_20_2" text:outline-level="2">domopi_destroy()</text:h>
      <text:h text:style-name="Heading_20_2" text:outline-level="2">domopi_fetch()</text:h>
      <text:p text:style-name="Text_20_body">Da invocare in un processo separato da quello cheinvoca domopi_select. Implementa il consumatore degli eventi di commutazione.</text:p>
      <text:p text:style-name="Text_20_body">Vedi domopi_select().</text:p>
      <text:p text:style-name="Text_20_body"/>
      <text:h text:style-name="Heading_20_2" text:outline-level="2"><text:soft-page-break/>domopi_get_description() </text:h>
      <text:h text:style-name="Heading_20_2" text:outline-level="2">domopi_get_groups() </text:h>
      <text:h text:style-name="Heading_20_2" text:outline-level="2">domopi_get_patch() </text:h>
      <text:h text:style-name="Heading_20_2" text:outline-level="2">domopi_get_sensors_of_group() </text:h>
      <text:h text:style-name="Heading_20_2" text:outline-level="2">domopi_get_state() </text:h>
      <text:h text:style-name="Heading_20_2" text:outline-level="2">domopi_get_type() </text:h>
      <text:h text:style-name="Heading_20_2" text:outline-level="2">domopi_get_wiredpi() </text:h>
      <text:h text:style-name="Heading_20_2" text:outline-level="2">domopi_group_add_sensor() </text:h>
      <text:h text:style-name="Heading_20_2" text:outline-level="2">domopi_group_remove_sensor() </text:h>
      <text:h text:style-name="Heading_20_2" text:outline-level="2">domopi_help() </text:h>
      <text:h text:style-name="Heading_20_2" text:outline-level="2">domopi_init() </text:h>
      <text:h text:style-name="Heading_20_2" text:outline-level="2">domopi_install() </text:h>
      <text:h text:style-name="Heading_20_2" text:outline-level="2">domopi_list() </text:h>
      <text:h text:style-name="Heading_20_2" text:outline-level="2">domopi_man() </text:h>
      <text:h text:style-name="Heading_20_2" text:outline-level="2">domopi_modify()</text:h>
      <text:h text:style-name="Heading_20_2" text:outline-level="2">domopi_reset()</text:h>
      <text:p text:style-name="Text_20_body">Metodo per applicare uno stato noto al sistema attraverso una configurazione.</text:p>
      <text:p text:style-name="Text_20_body">Senza alcun parametro pone a default gli stati di tutti i sensori secondo il file di configurazione running corrente. Il file di configurazione running viene alterato per riportare allo stato default i sensori.</text:p>
      <text:p text:style-name="Marginalia"><text:span text:style-name="T1">Non sono attuate transizioni in quanto si sta ponendo la configurazione allo stato naturale dei sensori, che quindi si trovano già nello stato previsto</text:span>.</text:p>
      <text:p text:style-name="Text_20_body"/>
      <text:p text:style-name="Text_20_body">Con un parametro che esprime il nome del file di configurazione da utilizzare in input ripristina lo stato dei sensori: il file di configurazione non viene alterato, pertanto potrà essere il file di <text:soft-page-break/>configurazione running o una sua copia ad un determinato istante. </text:p>
      <text:p text:style-name="P12">Le transizioni vengono riapplicate.</text:p>
      <text:h text:style-name="Heading_20_2" text:outline-level="2">domopi_poweron()</text:h>
      <text:p text:style-name="Text_20_body">Implementa la ripartenza del sistema.</text:p>
      <text:p text:style-name="Text_20_body">Essenzialmente si comporta nel seguente modo:</text:p>
      <text:list xml:id="list1366505414" text:style-name="L1">
        <text:list-item>
          <text:p text:style-name="P14">in caso di accensione normale pone a default lo stato dei sensori eseguendo domopi_reset senza parametri</text:p>
        </text:list-item>
        <text:list-item>
          <text:p text:style-name="P14">in caso di powerfail ripristina lo stato dei sensori all'ultimo stato noto eseguendo domopi_reset con il file di configurazione running.</text:p>
        </text:list-item>
      </text:list>
      <text:h text:style-name="Heading_20_2" text:outline-level="2">domopi_shutdown()</text:h>
      <text:p text:style-name="Text_20_body">Essenzialmente per indicare alla prossima accensione l'esito positivo dell'ultimo spegnimento. </text:p>
      <text:h text:style-name="Heading_20_2" text:outline-level="2">domopi_select()</text:h>
      <text:p text:style-name="Text_20_body">Implementa uno strumento per ascoltare gli eventi di commutazioni provenianti da hardware.</text:p>
      <text:p text:style-name="Text_20_body">Vedi domopi_fetch()</text:p>
      <text:p text:style-name="Text_20_body">Usa una callback il cui nome è dichiarabile in DOMOPI_POLL_CALLBACK.</text:p>
      <text:h text:style-name="Heading_20_2" text:outline-level="2">domopi_set_state() </text:h>
      <text:p text:style-name="Text_20_body">Utilizza 4 callback, due per la transizione di stato del sensore di tipo IN singolo, due per la transizione del sensore di tipo IN di gruppo:</text:p>
      <text:p text:style-name="Text_20_body">DOMOPI_PRE_TRANSITION_CALLBACK</text:p>
      <text:p text:style-name="Text_20_body">DOMOPI_POST_TRANSITION_CALLBACK</text:p>
      <text:p text:style-name="Text_20_body">DOMOPI_GROUP_PRE_TRANSITION_CALLBACK</text:p>
      <text:p text:style-name="Text_20_body">DOMOPI_GROUP_POST_TRANSITION_CALLBACK</text:p>
      <text:h text:style-name="Heading_20_2" text:outline-level="2"/>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4">dati</text:span> provenienti da interfaccia GPIO saranno allo stato prevalentemente booleani.</text:p>
      <text:p text:style-name="Standard"/>
      <text:p text:style-name="Standard">In particolare parliamo dunque di stati provenienti da oggetti fisici che in configurazione <text:soft-page-break/>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4">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select</text:span></text:p>
      <text:p text:style-name="Standard"/>
      <text:h text:style-name="Heading_20_2" text:outline-level="2"><text:soft-page-break/>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6">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text:soft-page-break/>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text:soft-page-break/>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7">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89015921" text:style-name="L2">
        <text:list-item>
          <text:p text:style-name="P15">Luce, Int e GInt indicano rispettivamente il descrittore di sensori di tipo LIGHT, SWITCH e GSWITCH</text:p>
        </text:list-item>
        <text:list-item>
          <text:p text:style-name="P15">Segue un numerale perrendere univoco il nome del sensore</text:p>
        </text:list-item>
        <text:list-item>
          <text:p text:style-name="P15">(Opzionalmente) segue il valore di patch number utilizzato del sensore con P&lt;<text:span text:style-name="T1">numero</text:span>&gt;</text:p>
        </text:list-item>
        <text:list-item>
          <text:p text:style-name="P15">(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ext:soft-page-break/>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11-25T21:51:47</dc:date>
    <meta:editing-duration>PT11H42M21S</meta:editing-duration>
    <meta:editing-cycles>59</meta:editing-cycles>
    <meta:generator>LibreOffice/3.5$Linux_x86 LibreOffice_project/350m1$Build-2</meta:generator>
    <meta:document-statistic meta:table-count="2" meta:image-count="0" meta:object-count="0" meta:page-count="13" meta:paragraph-count="318" meta:word-count="3405" meta:character-count="22866" meta:non-whitespace-character-count="19761"/>
  </office:meta>
</office:document-meta>
</file>